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559cm" fo:break-before="auto" style:use-optimal-row-height="true"/>
    </style:style>
    <style:style style:name="ro2" style:family="table-row">
      <style:table-row-properties style:row-height="0.579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2"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YourLangID]</text:p>
          </table:table-cell>
          <table:table-cell office:value-type="string">
            <text:p>Contien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YourLangID]</text:p>
          </table:table-cell>
          <table:table-cell office:value-type="string">
            <text:p>Ne contient pa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YourLangID]</text:p>
          </table:table-cell>
          <table:table-cell office:value-type="string">
            <text:p>Commenc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YourLangID]</text:p>
          </table:table-cell>
          <table:table-cell office:value-type="string">
            <text:p>Termin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YourLangID]</text:p>
          </table:table-cell>
          <table:table-cell office:value-type="string">
            <text:p>Contien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YourLangID]</text:p>
          </table:table-cell>
          <table:table-cell office:value-type="string">
            <text:p>Ne contient pa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YourLangID]</text:p>
          </table:table-cell>
          <table:table-cell office:value-type="string">
            <text:p>Commenc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YourLangID]</text:p>
          </table:table-cell>
          <table:table-cell office:value-type="string">
            <text:p>Termin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YourLangID]</text:p>
          </table:table-cell>
          <table:table-cell office:value-type="string">
            <text:p>Contien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YourLangID]</text:p>
          </table:table-cell>
          <table:table-cell office:value-type="string">
            <text:p>Ne contient pa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YourLangID]</text:p>
          </table:table-cell>
          <table:table-cell office:value-type="string">
            <text:p>Commenc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YourLangID]</text:p>
          </table:table-cell>
          <table:table-cell office:value-type="string">
            <text:p>Termin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YourLangID]</text:p>
          </table:table-cell>
          <table:table-cell office:value-type="string">
            <text:p>J~egyzet beszúrás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YourLangID]</text:p>
          </table:table-cell>
          <table:table-cell office:value-type="string">
            <text:p>Termés~zetes rendezési sorrend</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YourLangID]</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YourLangID]</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YourLangID]</text:p>
          </table:table-cell>
          <table:table-cell office:value-type="string">
            <text:p>Enable natural sor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YourLangID]</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YourLangID]</text:p>
          </table:table-cell>
          <table:table-cell office:value-type="string">
            <text:p>Accessoir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YourLangID]</text:p>
          </table:table-cell>
          <table:table-cell office:value-type="string">
            <text:p>Compléments utiles pour %PRODUCTNAME, notamment un choix de Galeries, Modèles, Documents exemples et Polices de caractèr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YourLangID]</text:p>
          </table:table-cell>
          <table:table-cell office:value-type="string">
            <text:p>Galeri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YourLangID]</text:p>
          </table:table-cell>
          <table:table-cell office:value-type="string">
            <text:p>La Gallerie %PRODUCTNAME contient plus de 2900 éléments dans diverses catég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YourLangID]</text:p>
          </table:table-cell>
          <table:table-cell office:value-type="string">
            <text:p>Modèl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YourLangID]</text:p>
          </table:table-cell>
          <table:table-cell office:value-type="string">
            <text:p>Créez des documents professionnels en quelques secondes grâce aux modèles fourni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YourLangID]</text:p>
          </table:table-cell>
          <table:table-cell office:value-type="string">
            <text:p>Exemples d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YourLangID]</text:p>
          </table:table-cell>
          <table:table-cell office:value-type="string">
            <text:p>Les exemples de documents sont idéaux pour l'apprentissag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YourLangID]</text:p>
          </table:table-cell>
          <table:table-cell office:value-type="string">
            <text:p>Modes d'emplo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YourLangID]</text:p>
          </table:table-cell>
          <table:table-cell office:value-type="string">
            <text:p>Modes d'emploi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YourLangID]</text:p>
          </table:table-cell>
          <table:table-cell office:value-type="string">
            <text:p>Publicité.</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YourLangID]</text:p>
          </table:table-cell>
          <table:table-cell office:value-type="string">
            <text:p>Elements pour la promotion de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YourLangID]</text:p>
          </table:table-cell>
          <table:table-cell office:value-type="string">
            <text:p>Polices de caractèr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YourLangID]</text:p>
          </table:table-cell>
          <table:table-cell office:value-type="string">
            <text:p>Polices de caractère supplémentaires pour %PRODUCTNAME et autres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YourLangID]</text:p>
          </table:table-cell>
          <table:table-cell office:value-type="string">
            <text:p>Importation SVG</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YourLangID]</text:p>
          </table:table-cell>
          <table:table-cell office:value-type="string">
            <text:p>Supporte l'importation SVG</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Mode d'emploi</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YourLangID]</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Forduló cserepe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Forduló kockára tekint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Keringő körö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Spiráltekerc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Forduló kockába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Ledönté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Átforga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table:style-name="ce1" office:value-type="string">
            <text:p>Írisz </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Lehaj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Kicserélé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Vízszintes reklámtábla</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Függőleges reklámtábla</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Állandó</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Finom szórá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Cellarács ki- és bekapcsolása</text:p>
          </table:table-cell>
          <table:table-cell table:number-columns-repeated="3"/>
          <table:table-cell table:style-name="ce2" office:value-type="date" office:date-value="2002-02-02T02:02:02">
            <text:p>02-02-02 02:02</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YourLangID]</text:p>
          </table:table-cell>
          <table:table-cell office:value-type="string">
            <text:p>Optimalizáló megoldó</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YourLangID]</text:p>
          </table:table-cell>
          <table:table-cell office:value-type="string">
            <text:p>Model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YourLangID]</text:p>
          </table:table-cell>
          <table:table-cell office:value-type="string">
            <text:p>Eredmény</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YourLangID]</text:p>
          </table:table-cell>
          <table:table-cell office:value-type="string">
            <text:p>Cé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YourLangID]</text:p>
          </table:table-cell>
          <table:table-cell office:value-type="string">
            <text:p>Maximalizá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YourLangID]</text:p>
          </table:table-cell>
          <table:table-cell office:value-type="string">
            <text:p>Minimalizá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YourLangID]</text:p>
          </table:table-cell>
          <table:table-cell office:value-type="string">
            <text:p>Megváltoztatandó cellá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YourLangID]</text:p>
          </table:table-cell>
          <table:table-cell office:value-type="string">
            <text:p>Kényszerítő tényező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YourLangID]</text:p>
          </table:table-cell>
          <table:table-cell office:value-type="string">
            <text:p>Kényszerít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YourLangID]</text:p>
          </table:table-cell>
          <table:table-cell office:value-type="string">
            <text:p>Cellahivatkoz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YourLangID]</text:p>
          </table:table-cell>
          <table:table-cell office:value-type="string">
            <text:p>Kényszerít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YourLangID]</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YourLangID]</text:p>
          </table:table-cell>
          <table:table-cell office:value-type="string">
            <text:p>Még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YourLangID]</text:p>
          </table:table-cell>
          <table:table-cell office:value-type="string">
            <text:p>A cellahivatkozás és a kényszerítőktartományai nem egyeznek meg.</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YourLangID]</text:p>
          </table:table-cell>
          <table:table-cell office:value-type="string">
            <text:p>Hozzáad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YourLangID]</text:p>
          </table:table-cell>
          <table:table-cell office:value-type="string">
            <text:p>Módosít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YourLangID]</text:p>
          </table:table-cell>
          <table:table-cell office:value-type="string">
            <text:p>Törlé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YourLangID]</text:p>
          </table:table-cell>
          <table:table-cell office:value-type="string">
            <text:p>Megold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YourLangID]</text:p>
          </table:table-cell>
          <table:table-cell office:value-type="string">
            <text:p>Alapállapo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YourLangID]</text:p>
          </table:table-cell>
          <table:table-cell office:value-type="string">
            <text:p>Beállítás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YourLangID]</text:p>
          </table:table-cell>
          <table:table-cell office:value-type="string">
            <text:p>Menté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YourLangID]</text:p>
          </table:table-cell>
          <table:table-cell office:value-type="string">
            <text:p>Megnyit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YourLangID]</text:p>
          </table:table-cell>
          <table:table-cell office:value-type="string">
            <text:p>Bezár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YourLangID]</text:p>
          </table:table-cell>
          <table:table-cell office:value-type="string">
            <text:p>Nem sikerült megoldást találni.</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YourLangID]</text:p>
          </table:table-cell>
          <table:table-cell office:value-type="string">
            <text:p>Sikerült megtalálni a megoldás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YourLangID]</text:p>
          </table:table-cell>
          <table:table-cell office:value-type="string">
            <text:p>A cellák összeállítása eltér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YourLangID]</text:p>
          </table:table-cell>
          <table:table-cell office:value-type="string">
            <text:p>A közelítés lépésszáma elérte a maximális érték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YourLangID]</text:p>
          </table:table-cell>
          <table:table-cell office:value-type="string">
            <text:p>Általános kivételi hib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YourLangID]</text:p>
          </table:table-cell>
          <table:table-cell office:value-type="string">
            <text:p>A közelítés időtúllépést okozot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YourLangID]</text:p>
          </table:table-cell>
          <table:table-cell office:value-type="string">
            <text:p>Nincsen megadva cé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YourLangID]</text:p>
          </table:table-cell>
          <table:table-cell office:value-type="string">
            <text:p>Beállítás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YourLangID]</text:p>
          </table:table-cell>
          <table:table-cell office:value-type="string">
            <text:p>Lineáris modell alkalmazás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YourLangID]</text:p>
          </table:table-cell>
          <table:table-cell office:value-type="string">
            <text:p>Kizárólag pozitív értékek engedélyezé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YourLangID]</text:p>
          </table:table-cell>
          <table:table-cell office:value-type="string">
            <text:p>Kizárólag egész értékek engedélyezé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YourLangID]</text:p>
          </table:table-cell>
          <table:table-cell office:value-type="string">
            <text:p>Megoldó</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YourLangID]</text:p>
          </table:table-cell>
          <table:table-cell office:value-type="string">
            <text:p>Megoldó</text:p>
          </table:table-cell>
          <table:table-cell table:number-columns-repeated="3"/>
          <table:table-cell office:value-type="string">
            <text:p>20071010 14:10: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6">2008.03.16</text:date>, <text:time>08:55:52</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7-06-20T13:26:23</meta:creation-date>
    <dc:creator>AgentK</dc:creator>
    <dc:date>2008-03-16T08:55:52</dc:date>
    <meta:editing-cycles>4</meta:editing-cycles>
    <meta:editing-duration>PT1M1S</meta:editing-duration>
    <meta:user-defined meta:name="Info 1"/>
    <meta:user-defined meta:name="Info 2"/>
    <meta:user-defined meta:name="Info 3"/>
    <meta:user-defined meta:name="Info 4"/>
    <meta:document-statistic meta:table-count="1" meta:cell-count="1636"/>
  </office:meta>
</office:document-meta>
</file>